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B5F08401968C58375C.png" manifest:media-type="image/png"/>
  <manifest:file-entry manifest:full-path="Pictures/100002010000012C000000C81F08828561CCDD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661900" draw:textarea-horizontal-align="justify" draw:textarea-vertical-align="middle" draw:auto-grow-height="false" fo:min-height="4.35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100%" draw:green="0%" draw:blue="10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-4%" draw:contrast="0%" draw:gamma="100%" draw:red="20%" draw:green="30%" draw:blue="1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10%" draw:blue="1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5%" draw:contrast="-19%" draw:gamma="100%" draw:red="0%" draw:green="80%" draw:blue="1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100%" draw:green="0%" draw:blue="10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-4%" draw:contrast="0%" draw:gamma="100%" draw:red="20%" draw:green="30%" draw:blue="1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10%" draw:blue="1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5%" draw:contrast="-19%" draw:gamma="100%" draw:red="0%" draw:green="80%" draw:blue="1%" fo:clip="rect(0cm, 0cm, 0cm, 0cm)" draw:image-opacity="100%" style:mirror="none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loext:graphic-properties draw:fill-color="#6619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66cm" svg:height="5.643cm" svg:x="2cm" svg:y="1.8cm">
          <draw:image xlink:href="Pictures/100002010000012C000000C81F08828561CCDD6C.png" xlink:type="simple" xlink:show="embed" xlink:actuate="onLoad">
            <text:p text:style-name="P4"/>
          </draw:image>
        </draw:frame>
        <draw:g>
          <draw:frame draw:style-name="gr1" draw:text-style-name="P1" draw:layer="layout" svg:width="8.466cm" svg:height="5.643cm" svg:x="2.134cm" svg:y="8.557cm">
            <draw:image xlink:href="Pictures/100002010000012C000000C81F08828561CCDD6C.png" xlink:type="simple" xlink:show="embed" xlink:actuate="onLoad">
              <text:p/>
            </draw:image>
          </draw:frame>
          <draw:custom-shape draw:style-name="gr2" draw:text-style-name="P2" draw:layer="layout" svg:width="0.4cm" svg:height="4.6cm" svg:x="2.7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4cm" svg:height="4.6cm" svg:x="9.6cm" svg:y="9.2cm">
            <text:p/>
            <draw:enhanced-geometry svg:viewBox="0 0 21600 21600" draw:type="rectangle" draw:enhanced-path="M 0 0 L 21600 0 21600 21600 0 21600 0 0 Z N"/>
          </draw:custom-shape>
          <draw:path draw:style-name="gr3" draw:text-style-name="P3" draw:layer="layout" svg:width="5.428cm" svg:height="3.309cm" draw:transform="skewX (0.149051118120316) rotate (-0.505970950153157) translate (4.95160439792634cm 6.66900462539914cm)" svg:viewBox="0 0 5429 3310" svg:d="M0 3310c4370 0 5429-3310 5429-3310">
            <text:p/>
          </draw:path>
          <draw:path draw:style-name="gr3" draw:text-style-name="P3" draw:layer="layout" svg:width="5.428cm" svg:height="3.309cm" draw:transform="skewX (0.149051118120316) rotate (-0.505970950153157) translate (5.03860439792634cm 8.91000462539914cm)" svg:viewBox="0 0 5429 3310" svg:d="M0 3310c4370 0 5429-3310 5429-3310">
            <text:p/>
          </draw:path>
        </draw:g>
        <draw:g>
          <draw:g>
            <draw:frame draw:style-name="gr1" draw:text-style-name="P1" draw:layer="layout" svg:width="8.466cm" svg:height="5.643cm" svg:x="11.7cm" svg:y="1.4cm">
              <draw:image xlink:href="Pictures/100002010000012C000000C81F08828561CCDD6C.png" xlink:type="simple" xlink:show="embed" xlink:actuate="onLoad">
                <text:p/>
              </draw:image>
            </draw:frame>
            <draw:custom-shape draw:style-name="gr2" draw:text-style-name="P2" draw:layer="layout" svg:width="0.4cm" svg:height="4.6cm" svg:x="12.266cm" svg:y="2.0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cm" svg:height="4.6cm" svg:x="19.166cm" svg:y="2.043cm">
              <text:p/>
              <draw:enhanced-geometry svg:viewBox="0 0 21600 21600" draw:type="rectangle" draw:enhanced-path="M 0 0 L 21600 0 21600 21600 0 21600 0 0 Z N"/>
            </draw:custom-shape>
            <draw:path draw:style-name="gr3" draw:text-style-name="P3" draw:layer="layout" svg:width="5.428cm" svg:height="3.309cm" draw:transform="skewX (0.149051118120316) rotate (-0.505970950153157) translate (14.5176043979263cm -0.48799537460086cm)" svg:viewBox="0 0 5429 3310" svg:d="M0 3310c4370 0 5429-3310 5429-3310">
              <text:p/>
            </draw:path>
            <draw:path draw:style-name="gr3" draw:text-style-name="P3" draw:layer="layout" svg:width="5.428cm" svg:height="3.309cm" draw:transform="skewX (0.149051118120316) rotate (-0.505970950153157) translate (14.6046043979263cm 1.75300462539914cm)" svg:viewBox="0 0 5429 3310" svg:d="M0 3310c4370 0 5429-3310 5429-3310">
              <text:p/>
            </draw:path>
          </draw:g>
          <draw:frame draw:style-name="gr4" draw:text-style-name="P4" draw:layer="layout" svg:width="1.704cm" svg:height="1.241cm" svg:x="12.866cm" svg:y="1.602cm">
            <draw:image xlink:href="Pictures/1000020100000258000001B5F08401968C58375C.png" xlink:type="simple" xlink:show="embed" xlink:actuate="onLoad">
              <text:p/>
            </draw:image>
          </draw:frame>
        </draw:g>
        <draw:g>
          <draw:g>
            <draw:frame draw:style-name="gr1" draw:text-style-name="P1" draw:layer="layout" svg:width="8.466cm" svg:height="5.643cm" svg:x="11.934cm" svg:y="8.757cm">
              <draw:image xlink:href="Pictures/100002010000012C000000C81F08828561CCDD6C.png" xlink:type="simple" xlink:show="embed" xlink:actuate="onLoad">
                <text:p/>
              </draw:image>
            </draw:frame>
            <draw:custom-shape draw:style-name="gr2" draw:text-style-name="P2" draw:layer="layout" svg:width="0.4cm" svg:height="4.6cm" svg:x="12.5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cm" svg:height="4.6cm" svg:x="19.4cm" svg:y="9.4cm">
              <text:p/>
              <draw:enhanced-geometry svg:viewBox="0 0 21600 21600" draw:type="rectangle" draw:enhanced-path="M 0 0 L 21600 0 21600 21600 0 21600 0 0 Z N"/>
            </draw:custom-shape>
            <draw:path draw:style-name="gr3" draw:text-style-name="P3" draw:layer="layout" svg:width="5.428cm" svg:height="3.309cm" draw:transform="skewX (0.149051118120316) rotate (-0.505970950153157) translate (14.7516043979263cm 6.86900462539914cm)" svg:viewBox="0 0 5429 3310" svg:d="M0 3310c4370 0 5429-3310 5429-3310">
              <text:p/>
            </draw:path>
            <draw:path draw:style-name="gr3" draw:text-style-name="P3" draw:layer="layout" svg:width="5.428cm" svg:height="3.309cm" draw:transform="skewX (0.149051118120316) rotate (-0.505970950153157) translate (14.8386043979263cm 9.11000462539914cm)" svg:viewBox="0 0 5429 3310" svg:d="M0 3310c4370 0 5429-3310 5429-3310">
              <text:p/>
            </draw:path>
          </draw:g>
          <draw:frame draw:style-name="gr4" draw:text-style-name="P4" draw:layer="layout" svg:width="1.704cm" svg:height="1.241cm" svg:x="13.1cm" svg:y="8.959cm">
            <draw:image xlink:href="Pictures/1000020100000258000001B5F08401968C58375C.png" xlink:type="simple" xlink:show="embed" xlink:actuate="onLoad">
              <text:p/>
            </draw:image>
          </draw:frame>
          <draw:frame draw:style-name="gr5" draw:text-style-name="P4" draw:layer="layout" svg:width="1.704cm" svg:height="1.241cm" svg:x="16.6cm" svg:y="9cm">
            <draw:image xlink:href="Pictures/1000020100000258000001B5F08401968C58375C.png" xlink:type="simple" xlink:show="embed" xlink:actuate="onLoad">
              <text:p/>
            </draw:image>
          </draw:frame>
        </draw:g>
        <draw:g>
          <draw:g>
            <draw:frame draw:style-name="gr1" draw:text-style-name="P1" draw:layer="layout" svg:width="8.466cm" svg:height="5.643cm" svg:x="2.034cm" svg:y="15cm">
              <draw:image xlink:href="Pictures/100002010000012C000000C81F08828561CCDD6C.png" xlink:type="simple" xlink:show="embed" xlink:actuate="onLoad">
                <text:p/>
              </draw:image>
            </draw:frame>
            <draw:custom-shape draw:style-name="gr2" draw:text-style-name="P2" draw:layer="layout" svg:width="0.4cm" svg:height="4.6cm" svg:x="2.6cm" svg:y="15.6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cm" svg:height="4.6cm" svg:x="9.5cm" svg:y="15.643cm">
              <text:p/>
              <draw:enhanced-geometry svg:viewBox="0 0 21600 21600" draw:type="rectangle" draw:enhanced-path="M 0 0 L 21600 0 21600 21600 0 21600 0 0 Z N"/>
            </draw:custom-shape>
            <draw:path draw:style-name="gr3" draw:text-style-name="P3" draw:layer="layout" svg:width="5.428cm" svg:height="3.309cm" draw:transform="skewX (0.149051118120316) rotate (-0.505970950153157) translate (4.85160439792634cm 13.1120046253991cm)" svg:viewBox="0 0 5429 3310" svg:d="M0 3310c4370 0 5429-3310 5429-3310">
              <text:p/>
            </draw:path>
            <draw:path draw:style-name="gr3" draw:text-style-name="P3" draw:layer="layout" svg:width="5.428cm" svg:height="3.309cm" draw:transform="skewX (0.149051118120316) rotate (-0.505970950153157) translate (4.93860439792634cm 15.3530046253991cm)" svg:viewBox="0 0 5429 3310" svg:d="M0 3310c4370 0 5429-3310 5429-3310">
              <text:p/>
            </draw:path>
          </draw:g>
          <draw:frame draw:style-name="gr4" draw:text-style-name="P4" draw:layer="layout" svg:width="1.704cm" svg:height="1.241cm" svg:x="3.2cm" svg:y="15.202cm">
            <draw:image xlink:href="Pictures/1000020100000258000001B5F08401968C58375C.png" xlink:type="simple" xlink:show="embed" xlink:actuate="onLoad">
              <text:p/>
            </draw:image>
          </draw:frame>
          <draw:frame draw:style-name="gr5" draw:text-style-name="P4" draw:layer="layout" svg:width="1.704cm" svg:height="1.241cm" svg:x="7cm" svg:y="15.259cm">
            <draw:image xlink:href="Pictures/1000020100000258000001B5F08401968C58375C.png" xlink:type="simple" xlink:show="embed" xlink:actuate="onLoad">
              <text:p/>
            </draw:image>
          </draw:frame>
          <draw:frame draw:style-name="gr6" draw:text-style-name="P4" draw:layer="layout" svg:width="1.704cm" svg:height="1.241cm" svg:x="4.996cm" svg:y="15.5cm">
            <draw:image xlink:href="Pictures/1000020100000258000001B5F08401968C58375C.png" xlink:type="simple" xlink:show="embed" xlink:actuate="onLoad">
              <text:p/>
            </draw:image>
          </draw:frame>
        </draw:g>
        <draw:g>
          <draw:g>
            <draw:frame draw:style-name="gr1" draw:text-style-name="P1" draw:layer="layout" svg:width="8.466cm" svg:height="5.643cm" svg:x="11.734cm" svg:y="15.057cm">
              <draw:image xlink:href="Pictures/100002010000012C000000C81F08828561CCDD6C.png" xlink:type="simple" xlink:show="embed" xlink:actuate="onLoad">
                <text:p/>
              </draw:image>
            </draw:frame>
            <draw:custom-shape draw:style-name="gr2" draw:text-style-name="P2" draw:layer="layout" svg:width="0.4cm" svg:height="4.6cm" svg:x="12.3cm" svg:y="15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cm" svg:height="4.6cm" svg:x="19.2cm" svg:y="15.7cm">
              <text:p/>
              <draw:enhanced-geometry svg:viewBox="0 0 21600 21600" draw:type="rectangle" draw:enhanced-path="M 0 0 L 21600 0 21600 21600 0 21600 0 0 Z N"/>
            </draw:custom-shape>
            <draw:path draw:style-name="gr3" draw:text-style-name="P3" draw:layer="layout" svg:width="5.428cm" svg:height="3.309cm" draw:transform="skewX (0.149051118120316) rotate (-0.505970950153157) translate (14.5516043979263cm 13.1690046253991cm)" svg:viewBox="0 0 5429 3310" svg:d="M0 3310c4370 0 5429-3310 5429-3310">
              <text:p/>
            </draw:path>
            <draw:path draw:style-name="gr3" draw:text-style-name="P3" draw:layer="layout" svg:width="5.428cm" svg:height="3.309cm" draw:transform="skewX (0.149051118120316) rotate (-0.505970950153157) translate (14.6386043979263cm 15.4100046253991cm)" svg:viewBox="0 0 5429 3310" svg:d="M0 3310c4370 0 5429-3310 5429-3310">
              <text:p/>
            </draw:path>
          </draw:g>
          <draw:frame draw:style-name="gr4" draw:text-style-name="P4" draw:layer="layout" svg:width="1.704cm" svg:height="1.241cm" svg:x="12.6cm" svg:y="15.259cm">
            <draw:image xlink:href="Pictures/1000020100000258000001B5F08401968C58375C.png" xlink:type="simple" xlink:show="embed" xlink:actuate="onLoad">
              <text:p/>
            </draw:image>
          </draw:frame>
          <draw:frame draw:style-name="gr5" draw:text-style-name="P4" draw:layer="layout" svg:width="1.704cm" svg:height="1.241cm" svg:x="15.7cm" svg:y="15.416cm">
            <draw:image xlink:href="Pictures/1000020100000258000001B5F08401968C58375C.png" xlink:type="simple" xlink:show="embed" xlink:actuate="onLoad">
              <text:p/>
            </draw:image>
          </draw:frame>
          <draw:frame draw:style-name="gr6" draw:text-style-name="P4" draw:layer="layout" svg:width="1.704cm" svg:height="1.241cm" svg:x="14.096cm" svg:y="15.557cm">
            <draw:image xlink:href="Pictures/1000020100000258000001B5F08401968C58375C.png" xlink:type="simple" xlink:show="embed" xlink:actuate="onLoad">
              <text:p/>
            </draw:image>
          </draw:frame>
          <draw:frame draw:style-name="gr7" draw:text-style-name="P4" draw:layer="layout" svg:width="1.704cm" svg:height="1.241cm" svg:x="17.296cm" svg:y="15.159cm">
            <draw:image xlink:href="Pictures/1000020100000258000001B5F08401968C58375C.png" xlink:type="simple" xlink:show="embed" xlink:actuate="onLoad">
              <text:p/>
            </draw:image>
          </draw:frame>
        </draw:g>
        <draw:g>
          <draw:g>
            <draw:frame draw:style-name="gr1" draw:text-style-name="P1" draw:layer="layout" svg:width="8.466cm" svg:height="5.643cm" svg:x="1.9cm" svg:y="21.757cm">
              <draw:image xlink:href="Pictures/100002010000012C000000C81F08828561CCDD6C.png" xlink:type="simple" xlink:show="embed" xlink:actuate="onLoad">
                <text:p/>
              </draw:image>
            </draw:frame>
            <draw:custom-shape draw:style-name="gr2" draw:text-style-name="P2" draw:layer="layout" svg:width="0.4cm" svg:height="4.6cm" svg:x="2.466cm" svg:y="22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cm" svg:height="4.6cm" svg:x="9.366cm" svg:y="22.4cm">
              <text:p/>
              <draw:enhanced-geometry svg:viewBox="0 0 21600 21600" draw:type="rectangle" draw:enhanced-path="M 0 0 L 21600 0 21600 21600 0 21600 0 0 Z N"/>
            </draw:custom-shape>
            <draw:path draw:style-name="gr3" draw:text-style-name="P3" draw:layer="layout" svg:width="5.428cm" svg:height="3.309cm" draw:transform="skewX (0.149051118120316) rotate (-0.505970950153157) translate (4.71760439792634cm 19.8690046253991cm)" svg:viewBox="0 0 5429 3310" svg:d="M0 3310c4370 0 5429-3310 5429-3310">
              <text:p/>
            </draw:path>
            <draw:path draw:style-name="gr3" draw:text-style-name="P3" draw:layer="layout" svg:width="5.428cm" svg:height="3.309cm" draw:transform="skewX (0.149051118120316) rotate (-0.505970950153157) translate (4.80460439792634cm 22.1100046253991cm)" svg:viewBox="0 0 5429 3310" svg:d="M0 3310c4370 0 5429-3310 5429-3310">
              <text:p/>
            </draw:path>
          </draw:g>
          <draw:frame draw:style-name="gr4" draw:text-style-name="P4" draw:layer="layout" svg:width="1.58cm" svg:height="1.059cm" svg:x="2.566cm" svg:y="21.885cm">
            <draw:image xlink:href="Pictures/1000020100000258000001B5F08401968C58375C.png" xlink:type="simple" xlink:show="embed" xlink:actuate="onLoad">
              <text:p/>
            </draw:image>
          </draw:frame>
          <draw:frame draw:style-name="gr5" draw:text-style-name="P4" draw:layer="layout" svg:width="1.58cm" svg:height="1.059cm" svg:x="5.04cm" svg:y="22.419cm">
            <draw:image xlink:href="Pictures/1000020100000258000001B5F08401968C58375C.png" xlink:type="simple" xlink:show="embed" xlink:actuate="onLoad">
              <text:p/>
            </draw:image>
          </draw:frame>
          <draw:frame draw:style-name="gr6" draw:text-style-name="P4" draw:layer="layout" svg:width="1.58cm" svg:height="1.059cm" svg:x="3.653cm" svg:y="22.339cm">
            <draw:image xlink:href="Pictures/1000020100000258000001B5F08401968C58375C.png" xlink:type="simple" xlink:show="embed" xlink:actuate="onLoad">
              <text:p/>
            </draw:image>
          </draw:frame>
          <draw:frame draw:style-name="gr7" draw:text-style-name="P4" draw:layer="layout" svg:width="1.58cm" svg:height="1.059cm" svg:x="6.52cm" svg:y="22.3cm">
            <draw:image xlink:href="Pictures/1000020100000258000001B5F08401968C58375C.png" xlink:type="simple" xlink:show="embed" xlink:actuate="onLoad">
              <text:p/>
            </draw:image>
          </draw:frame>
          <draw:frame draw:style-name="gr8" draw:text-style-name="P4" draw:layer="layout" svg:width="1.58cm" svg:height="1.059cm" svg:x="7.9cm" svg:y="21.8cm">
            <draw:image xlink:href="Pictures/1000020100000258000001B5F08401968C58375C.png" xlink:type="simple" xlink:show="embed" xlink:actuate="onLoad">
              <text:p/>
            </draw:image>
          </draw:frame>
        </draw:g>
        <draw:g>
          <draw:g>
            <draw:frame draw:style-name="gr1" draw:text-style-name="P1" draw:layer="layout" svg:width="8.466cm" svg:height="5.643cm" svg:x="11cm" svg:y="21.657cm">
              <draw:image xlink:href="Pictures/100002010000012C000000C81F08828561CCDD6C.png" xlink:type="simple" xlink:show="embed" xlink:actuate="onLoad">
                <text:p/>
              </draw:image>
            </draw:frame>
            <draw:custom-shape draw:style-name="gr2" draw:text-style-name="P2" draw:layer="layout" svg:width="0.4cm" svg:height="4.6cm" svg:x="11.566cm" svg:y="22.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cm" svg:height="4.6cm" svg:x="18.466cm" svg:y="22.3cm">
              <text:p/>
              <draw:enhanced-geometry svg:viewBox="0 0 21600 21600" draw:type="rectangle" draw:enhanced-path="M 0 0 L 21600 0 21600 21600 0 21600 0 0 Z N"/>
            </draw:custom-shape>
            <draw:path draw:style-name="gr3" draw:text-style-name="P3" draw:layer="layout" svg:width="5.428cm" svg:height="3.309cm" draw:transform="skewX (0.149051118120316) rotate (-0.505970950153157) translate (13.8176043979263cm 19.7690046253991cm)" svg:viewBox="0 0 5429 3310" svg:d="M0 3310c4370 0 5429-3310 5429-3310">
              <text:p/>
            </draw:path>
            <draw:path draw:style-name="gr3" draw:text-style-name="P3" draw:layer="layout" svg:width="5.428cm" svg:height="3.309cm" draw:transform="skewX (0.149051118120316) rotate (-0.505970950153157) translate (13.9046043979263cm 22.0100046253991cm)" svg:viewBox="0 0 5429 3310" svg:d="M0 3310c4370 0 5429-3310 5429-3310">
              <text:p/>
            </draw:path>
          </draw:g>
          <draw:frame draw:style-name="gr4" draw:text-style-name="P4" draw:layer="layout" svg:width="1.58cm" svg:height="1.059cm" svg:x="11.666cm" svg:y="21.785cm">
            <draw:image xlink:href="Pictures/1000020100000258000001B5F08401968C58375C.png" xlink:type="simple" xlink:show="embed" xlink:actuate="onLoad">
              <text:p/>
            </draw:image>
          </draw:frame>
          <draw:frame draw:style-name="gr5" draw:text-style-name="P4" draw:layer="layout" svg:width="1.58cm" svg:height="1.059cm" svg:x="14.14cm" svg:y="22.319cm">
            <draw:image xlink:href="Pictures/1000020100000258000001B5F08401968C58375C.png" xlink:type="simple" xlink:show="embed" xlink:actuate="onLoad">
              <text:p/>
            </draw:image>
          </draw:frame>
          <draw:frame draw:style-name="gr6" draw:text-style-name="P4" draw:layer="layout" svg:width="1.58cm" svg:height="1.059cm" svg:x="12.753cm" svg:y="22.239cm">
            <draw:image xlink:href="Pictures/1000020100000258000001B5F08401968C58375C.png" xlink:type="simple" xlink:show="embed" xlink:actuate="onLoad">
              <text:p/>
            </draw:image>
          </draw:frame>
          <draw:frame draw:style-name="gr7" draw:text-style-name="P4" draw:layer="layout" svg:width="1.58cm" svg:height="1.059cm" svg:x="15.62cm" svg:y="22.2cm">
            <draw:image xlink:href="Pictures/1000020100000258000001B5F08401968C58375C.png" xlink:type="simple" xlink:show="embed" xlink:actuate="onLoad">
              <text:p/>
            </draw:image>
          </draw:frame>
          <draw:frame draw:style-name="gr8" draw:text-style-name="P4" draw:layer="layout" svg:width="1.58cm" svg:height="1.059cm" svg:x="17cm" svg:y="21.7cm">
            <draw:image xlink:href="Pictures/1000020100000258000001B5F08401968C58375C.png" xlink:type="simple" xlink:show="embed" xlink:actuate="onLoad">
              <text:p/>
            </draw:image>
          </draw:frame>
          <draw:frame draw:style-name="gr7" draw:text-style-name="P4" draw:layer="layout" svg:width="1.58cm" svg:height="1.059cm" svg:x="12.2cm" svg:y="24.241cm">
            <draw:image xlink:href="Pictures/1000020100000258000001B5F08401968C58375C.png" xlink:type="simple" xlink:show="embed" xlink:actuate="onLoad">
              <text:p/>
            </draw:image>
          </draw:frame>
        </draw:g>
      </draw:page>
      <draw:page draw:name="page2" draw:style-name="dp1" draw:master-page-name="Default">
        <draw:g>
          <draw:g>
            <draw:frame draw:style-name="gr1" draw:text-style-name="P1" draw:layer="layout" svg:width="8.466cm" svg:height="5.643cm" svg:x="0.834cm" svg:y="2.557cm">
              <draw:image xlink:href="Pictures/100002010000012C000000C81F08828561CCDD6C.png" xlink:type="simple" xlink:show="embed" xlink:actuate="onLoad">
                <text:p/>
              </draw:image>
            </draw:frame>
            <draw:custom-shape draw:style-name="gr2" draw:text-style-name="P2" draw:layer="layout" svg:width="0.4cm" svg:height="4.6cm" svg:x="1.4cm" svg:y="3.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cm" svg:height="4.6cm" svg:x="8.3cm" svg:y="3.2cm">
              <text:p/>
              <draw:enhanced-geometry svg:viewBox="0 0 21600 21600" draw:type="rectangle" draw:enhanced-path="M 0 0 L 21600 0 21600 21600 0 21600 0 0 Z N"/>
            </draw:custom-shape>
            <draw:path draw:style-name="gr3" draw:text-style-name="P3" draw:layer="layout" svg:width="5.428cm" svg:height="3.309cm" draw:transform="skewX (0.149051118120316) rotate (-0.505970950153157) translate (3.65160439792634cm 0.669004625399141cm)" svg:viewBox="0 0 5429 3310" svg:d="M0 3310c4370 0 5429-3310 5429-3310">
              <text:p/>
            </draw:path>
            <draw:path draw:style-name="gr3" draw:text-style-name="P3" draw:layer="layout" svg:width="5.428cm" svg:height="3.309cm" draw:transform="skewX (0.149051118120316) rotate (-0.505970950153157) translate (3.73860439792634cm 2.91000462539914cm)" svg:viewBox="0 0 5429 3310" svg:d="M0 3310c4370 0 5429-3310 5429-3310">
              <text:p/>
            </draw:path>
          </draw:g>
          <draw:frame draw:style-name="gr4" draw:text-style-name="P4" draw:layer="layout" svg:width="1.58cm" svg:height="1.059cm" svg:x="1.5cm" svg:y="2.685cm">
            <draw:image xlink:href="Pictures/1000020100000258000001B5F08401968C58375C.png" xlink:type="simple" xlink:show="embed" xlink:actuate="onLoad">
              <text:p/>
            </draw:image>
          </draw:frame>
          <draw:frame draw:style-name="gr5" draw:text-style-name="P4" draw:layer="layout" svg:width="1.58cm" svg:height="1.059cm" svg:x="3.974cm" svg:y="3.219cm">
            <draw:image xlink:href="Pictures/1000020100000258000001B5F08401968C58375C.png" xlink:type="simple" xlink:show="embed" xlink:actuate="onLoad">
              <text:p/>
            </draw:image>
          </draw:frame>
          <draw:frame draw:style-name="gr6" draw:text-style-name="P4" draw:layer="layout" svg:width="1.58cm" svg:height="1.059cm" svg:x="2.587cm" svg:y="3.139cm">
            <draw:image xlink:href="Pictures/1000020100000258000001B5F08401968C58375C.png" xlink:type="simple" xlink:show="embed" xlink:actuate="onLoad">
              <text:p/>
            </draw:image>
          </draw:frame>
          <draw:frame draw:style-name="gr7" draw:text-style-name="P4" draw:layer="layout" svg:width="1.58cm" svg:height="1.059cm" svg:x="5.454cm" svg:y="3.1cm">
            <draw:image xlink:href="Pictures/1000020100000258000001B5F08401968C58375C.png" xlink:type="simple" xlink:show="embed" xlink:actuate="onLoad">
              <text:p/>
            </draw:image>
          </draw:frame>
          <draw:frame draw:style-name="gr8" draw:text-style-name="P4" draw:layer="layout" svg:width="1.58cm" svg:height="1.059cm" svg:x="6.834cm" svg:y="2.6cm">
            <draw:image xlink:href="Pictures/1000020100000258000001B5F08401968C58375C.png" xlink:type="simple" xlink:show="embed" xlink:actuate="onLoad">
              <text:p/>
            </draw:image>
          </draw:frame>
          <draw:frame draw:style-name="gr7" draw:text-style-name="P4" draw:layer="layout" svg:width="1.58cm" svg:height="1.059cm" svg:x="2.034cm" svg:y="5.141cm">
            <draw:image xlink:href="Pictures/1000020100000258000001B5F08401968C58375C.png" xlink:type="simple" xlink:show="embed" xlink:actuate="onLoad">
              <text:p/>
            </draw:image>
          </draw:frame>
          <draw:frame draw:style-name="gr8" draw:text-style-name="P4" draw:layer="layout" svg:width="1.58cm" svg:height="1.059cm" svg:x="4.3cm" svg:y="5.5cm">
            <draw:image xlink:href="Pictures/1000020100000258000001B5F08401968C58375C.png" xlink:type="simple" xlink:show="embed" xlink:actuate="onLoad">
              <text:p/>
            </draw:image>
          </draw:frame>
        </draw:g>
        <draw:g>
          <draw:g>
            <draw:frame draw:style-name="gr1" draw:text-style-name="P1" draw:layer="layout" svg:width="8.466cm" svg:height="5.643cm" svg:x="1.2cm" svg:y="9.1cm">
              <draw:image xlink:href="Pictures/100002010000012C000000C81F08828561CCDD6C.png" xlink:type="simple" xlink:show="embed" xlink:actuate="onLoad">
                <text:p/>
              </draw:image>
            </draw:frame>
            <draw:custom-shape draw:style-name="gr2" draw:text-style-name="P2" draw:layer="layout" svg:width="0.4cm" svg:height="4.6cm" svg:x="1.766cm" svg:y="9.7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cm" svg:height="4.6cm" svg:x="8.666cm" svg:y="9.743cm">
              <text:p/>
              <draw:enhanced-geometry svg:viewBox="0 0 21600 21600" draw:type="rectangle" draw:enhanced-path="M 0 0 L 21600 0 21600 21600 0 21600 0 0 Z N"/>
            </draw:custom-shape>
            <draw:path draw:style-name="gr3" draw:text-style-name="P3" draw:layer="layout" svg:width="5.428cm" svg:height="3.309cm" draw:transform="skewX (0.149051118120316) rotate (-0.505970950153157) translate (4.01760439792634cm 7.21200462539914cm)" svg:viewBox="0 0 5429 3310" svg:d="M0 3310c4370 0 5429-3310 5429-3310">
              <text:p/>
            </draw:path>
            <draw:path draw:style-name="gr3" draw:text-style-name="P3" draw:layer="layout" svg:width="5.428cm" svg:height="3.309cm" draw:transform="skewX (0.149051118120316) rotate (-0.505970950153157) translate (4.10460439792633cm 9.45300462539914cm)" svg:viewBox="0 0 5429 3310" svg:d="M0 3310c4370 0 5429-3310 5429-3310">
              <text:p/>
            </draw:path>
          </draw:g>
          <draw:frame draw:style-name="gr4" draw:text-style-name="P4" draw:layer="layout" svg:width="1.58cm" svg:height="1.059cm" svg:x="1.866cm" svg:y="9.228cm">
            <draw:image xlink:href="Pictures/1000020100000258000001B5F08401968C58375C.png" xlink:type="simple" xlink:show="embed" xlink:actuate="onLoad">
              <text:p/>
            </draw:image>
          </draw:frame>
          <draw:frame draw:style-name="gr5" draw:text-style-name="P4" draw:layer="layout" svg:width="1.58cm" svg:height="1.059cm" svg:x="4.34cm" svg:y="9.762cm">
            <draw:image xlink:href="Pictures/1000020100000258000001B5F08401968C58375C.png" xlink:type="simple" xlink:show="embed" xlink:actuate="onLoad">
              <text:p/>
            </draw:image>
          </draw:frame>
          <draw:frame draw:style-name="gr6" draw:text-style-name="P4" draw:layer="layout" svg:width="1.58cm" svg:height="1.059cm" svg:x="2.953cm" svg:y="9.682cm">
            <draw:image xlink:href="Pictures/1000020100000258000001B5F08401968C58375C.png" xlink:type="simple" xlink:show="embed" xlink:actuate="onLoad">
              <text:p/>
            </draw:image>
          </draw:frame>
          <draw:frame draw:style-name="gr7" draw:text-style-name="P4" draw:layer="layout" svg:width="1.58cm" svg:height="1.059cm" svg:x="5.82cm" svg:y="9.643cm">
            <draw:image xlink:href="Pictures/1000020100000258000001B5F08401968C58375C.png" xlink:type="simple" xlink:show="embed" xlink:actuate="onLoad">
              <text:p/>
            </draw:image>
          </draw:frame>
          <draw:frame draw:style-name="gr8" draw:text-style-name="P4" draw:layer="layout" svg:width="1.58cm" svg:height="1.059cm" svg:x="7.2cm" svg:y="9.143cm">
            <draw:image xlink:href="Pictures/1000020100000258000001B5F08401968C58375C.png" xlink:type="simple" xlink:show="embed" xlink:actuate="onLoad">
              <text:p/>
            </draw:image>
          </draw:frame>
          <draw:frame draw:style-name="gr7" draw:text-style-name="P4" draw:layer="layout" svg:width="1.58cm" svg:height="1.059cm" svg:x="2.4cm" svg:y="11.684cm">
            <draw:image xlink:href="Pictures/1000020100000258000001B5F08401968C58375C.png" xlink:type="simple" xlink:show="embed" xlink:actuate="onLoad">
              <text:p/>
            </draw:image>
          </draw:frame>
          <draw:frame draw:style-name="gr8" draw:text-style-name="P4" draw:layer="layout" svg:width="1.58cm" svg:height="1.059cm" svg:x="4.666cm" svg:y="12.043cm">
            <draw:image xlink:href="Pictures/1000020100000258000001B5F08401968C58375C.png" xlink:type="simple" xlink:show="embed" xlink:actuate="onLoad">
              <text:p/>
            </draw:image>
          </draw:frame>
          <draw:frame draw:style-name="gr5" draw:text-style-name="P4" draw:layer="layout" svg:width="1.58cm" svg:height="1.059cm" svg:x="6.82cm" svg:y="11.541cm">
            <draw:image xlink:href="Pictures/1000020100000258000001B5F08401968C58375C.png" xlink:type="simple" xlink:show="embed" xlink:actuate="onLoad">
              <text:p/>
            </draw:image>
          </draw:frame>
        </draw:g>
        <draw:g>
          <draw:g>
            <draw:frame draw:style-name="gr1" draw:text-style-name="P1" draw:layer="layout" svg:width="8.466cm" svg:height="5.643cm" svg:x="1.2cm" svg:y="15cm">
              <draw:image xlink:href="Pictures/100002010000012C000000C81F08828561CCDD6C.png" xlink:type="simple" xlink:show="embed" xlink:actuate="onLoad">
                <text:p/>
              </draw:image>
            </draw:frame>
            <draw:custom-shape draw:style-name="gr2" draw:text-style-name="P2" draw:layer="layout" svg:width="0.4cm" svg:height="4.6cm" svg:x="1.766cm" svg:y="15.6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4cm" svg:height="4.6cm" svg:x="8.666cm" svg:y="15.643cm">
              <text:p/>
              <draw:enhanced-geometry svg:viewBox="0 0 21600 21600" draw:type="rectangle" draw:enhanced-path="M 0 0 L 21600 0 21600 21600 0 21600 0 0 Z N"/>
            </draw:custom-shape>
            <draw:path draw:style-name="gr3" draw:text-style-name="P3" draw:layer="layout" svg:width="5.428cm" svg:height="3.309cm" draw:transform="skewX (0.149051118120316) rotate (-0.505970950153157) translate (4.01760439792634cm 13.1120046253991cm)" svg:viewBox="0 0 5429 3310" svg:d="M0 3310c4370 0 5429-3310 5429-3310">
              <text:p/>
            </draw:path>
            <draw:path draw:style-name="gr3" draw:text-style-name="P3" draw:layer="layout" svg:width="5.428cm" svg:height="3.309cm" draw:transform="skewX (0.149051118120316) rotate (-0.505970950153157) translate (4.10460439792633cm 15.3530046253991cm)" svg:viewBox="0 0 5429 3310" svg:d="M0 3310c4370 0 5429-3310 5429-3310">
              <text:p/>
            </draw:path>
          </draw:g>
          <draw:frame draw:style-name="gr4" draw:text-style-name="P4" draw:layer="layout" svg:width="1.58cm" svg:height="1.059cm" svg:x="1.866cm" svg:y="15.128cm">
            <draw:image xlink:href="Pictures/1000020100000258000001B5F08401968C58375C.png" xlink:type="simple" xlink:show="embed" xlink:actuate="onLoad">
              <text:p/>
            </draw:image>
          </draw:frame>
          <draw:frame draw:style-name="gr5" draw:text-style-name="P4" draw:layer="layout" svg:width="1.58cm" svg:height="1.059cm" svg:x="4.34cm" svg:y="15.662cm">
            <draw:image xlink:href="Pictures/1000020100000258000001B5F08401968C58375C.png" xlink:type="simple" xlink:show="embed" xlink:actuate="onLoad">
              <text:p/>
            </draw:image>
          </draw:frame>
          <draw:frame draw:style-name="gr6" draw:text-style-name="P4" draw:layer="layout" svg:width="1.58cm" svg:height="1.059cm" svg:x="2.953cm" svg:y="15.582cm">
            <draw:image xlink:href="Pictures/1000020100000258000001B5F08401968C58375C.png" xlink:type="simple" xlink:show="embed" xlink:actuate="onLoad">
              <text:p/>
            </draw:image>
          </draw:frame>
          <draw:frame draw:style-name="gr7" draw:text-style-name="P4" draw:layer="layout" svg:width="1.58cm" svg:height="1.059cm" svg:x="5.82cm" svg:y="15.543cm">
            <draw:image xlink:href="Pictures/1000020100000258000001B5F08401968C58375C.png" xlink:type="simple" xlink:show="embed" xlink:actuate="onLoad">
              <text:p/>
            </draw:image>
          </draw:frame>
          <draw:frame draw:style-name="gr8" draw:text-style-name="P4" draw:layer="layout" svg:width="1.58cm" svg:height="1.059cm" svg:x="7.2cm" svg:y="15.043cm">
            <draw:image xlink:href="Pictures/1000020100000258000001B5F08401968C58375C.png" xlink:type="simple" xlink:show="embed" xlink:actuate="onLoad">
              <text:p/>
            </draw:image>
          </draw:frame>
          <draw:frame draw:style-name="gr7" draw:text-style-name="P4" draw:layer="layout" svg:width="1.58cm" svg:height="1.059cm" svg:x="1.7cm" svg:y="17.384cm">
            <draw:image xlink:href="Pictures/1000020100000258000001B5F08401968C58375C.png" xlink:type="simple" xlink:show="embed" xlink:actuate="onLoad">
              <text:p/>
            </draw:image>
          </draw:frame>
          <draw:frame draw:style-name="gr8" draw:text-style-name="P4" draw:layer="layout" svg:width="1.58cm" svg:height="1.059cm" svg:x="3.266cm" svg:y="17.843cm">
            <draw:image xlink:href="Pictures/1000020100000258000001B5F08401968C58375C.png" xlink:type="simple" xlink:show="embed" xlink:actuate="onLoad">
              <text:p/>
            </draw:image>
          </draw:frame>
          <draw:frame draw:style-name="gr5" draw:text-style-name="P4" draw:layer="layout" svg:width="1.58cm" svg:height="1.059cm" svg:x="6.82cm" svg:y="17.441cm">
            <draw:image xlink:href="Pictures/1000020100000258000001B5F08401968C58375C.png" xlink:type="simple" xlink:show="embed" xlink:actuate="onLoad">
              <text:p/>
            </draw:image>
          </draw:frame>
          <draw:frame draw:style-name="gr7" draw:text-style-name="P4" draw:layer="layout" svg:width="1.58cm" svg:height="1.059cm" svg:x="4.92cm" svg:y="17.941cm">
            <draw:image xlink:href="Pictures/1000020100000258000001B5F08401968C58375C.png" xlink:type="simple" xlink:show="embed" xlink:actuate="onLoad">
              <text:p/>
            </draw:image>
          </draw:frame>
        </draw:g>
        <draw:frame draw:style-name="gr1" draw:text-style-name="P1" draw:layer="layout" svg:width="8.466cm" svg:height="5.643cm" svg:x="1.4cm" svg:y="21.457cm">
          <draw:image xlink:href="Pictures/100002010000012C000000C81F08828561CCDD6C.png" xlink:type="simple" xlink:show="embed" xlink:actuate="onLoad">
            <text:p/>
          </draw:image>
        </draw:frame>
        <draw:custom-shape draw:style-name="gr2" draw:text-style-name="P2" draw:layer="layout" svg:width="0.4cm" svg:height="4.6cm" svg:x="1.966cm" svg:y="2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4.6cm" svg:x="8.866cm" svg:y="22.1cm">
          <text:p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5.428cm" svg:height="3.309cm" draw:transform="skewX (0.149051118120316) rotate (-0.505970950153157) translate (4.21760439792634cm 19.5690046253991cm)" svg:viewBox="0 0 5429 3310" svg:d="M0 3310c4370 0 5429-3310 5429-3310">
          <text:p/>
        </draw:path>
        <draw:path draw:style-name="gr3" draw:text-style-name="P3" draw:layer="layout" svg:width="5.428cm" svg:height="3.309cm" draw:transform="skewX (0.149051118120316) rotate (-0.505970950153157) translate (4.30460439792634cm 21.8100046253991cm)" svg:viewBox="0 0 5429 3310" svg:d="M0 3310c4370 0 5429-3310 5429-3310">
          <text:p/>
        </draw:path>
        <draw:frame draw:style-name="gr4" draw:text-style-name="P4" draw:layer="layout" svg:width="1.58cm" svg:height="1.059cm" svg:x="2.066cm" svg:y="21.585cm">
          <draw:image xlink:href="Pictures/1000020100000258000001B5F08401968C58375C.png" xlink:type="simple" xlink:show="embed" xlink:actuate="onLoad">
            <text:p/>
          </draw:image>
        </draw:frame>
        <draw:frame draw:style-name="gr5" draw:text-style-name="P4" draw:layer="layout" svg:width="1.58cm" svg:height="1.059cm" svg:x="4.54cm" svg:y="22.119cm">
          <draw:image xlink:href="Pictures/1000020100000258000001B5F08401968C58375C.png" xlink:type="simple" xlink:show="embed" xlink:actuate="onLoad">
            <text:p/>
          </draw:image>
        </draw:frame>
        <draw:frame draw:style-name="gr6" draw:text-style-name="P4" draw:layer="layout" svg:width="1.58cm" svg:height="1.059cm" svg:x="3.153cm" svg:y="22.039cm">
          <draw:image xlink:href="Pictures/1000020100000258000001B5F08401968C58375C.png" xlink:type="simple" xlink:show="embed" xlink:actuate="onLoad">
            <text:p/>
          </draw:image>
        </draw:frame>
        <draw:frame draw:style-name="gr7" draw:text-style-name="P4" draw:layer="layout" svg:width="1.58cm" svg:height="1.059cm" svg:x="6.02cm" svg:y="22cm">
          <draw:image xlink:href="Pictures/1000020100000258000001B5F08401968C58375C.png" xlink:type="simple" xlink:show="embed" xlink:actuate="onLoad">
            <text:p/>
          </draw:image>
        </draw:frame>
        <draw:frame draw:style-name="gr8" draw:text-style-name="P4" draw:layer="layout" svg:width="1.58cm" svg:height="1.059cm" svg:x="7.4cm" svg:y="21.5cm">
          <draw:image xlink:href="Pictures/1000020100000258000001B5F08401968C58375C.png" xlink:type="simple" xlink:show="embed" xlink:actuate="onLoad">
            <text:p/>
          </draw:image>
        </draw:frame>
        <draw:frame draw:style-name="gr7" draw:text-style-name="P4" draw:layer="layout" svg:width="1.58cm" svg:height="1.059cm" svg:x="1.9cm" svg:y="23.841cm">
          <draw:image xlink:href="Pictures/1000020100000258000001B5F08401968C58375C.png" xlink:type="simple" xlink:show="embed" xlink:actuate="onLoad">
            <text:p/>
          </draw:image>
        </draw:frame>
        <draw:frame draw:style-name="gr8" draw:text-style-name="P4" draw:layer="layout" svg:width="1.58cm" svg:height="1.059cm" svg:x="3.12cm" svg:y="24.2cm">
          <draw:image xlink:href="Pictures/1000020100000258000001B5F08401968C58375C.png" xlink:type="simple" xlink:show="embed" xlink:actuate="onLoad">
            <text:p/>
          </draw:image>
        </draw:frame>
        <draw:frame draw:style-name="gr5" draw:text-style-name="P4" draw:layer="layout" svg:width="1.58cm" svg:height="1.059cm" svg:x="5.9cm" svg:y="24.241cm">
          <draw:image xlink:href="Pictures/1000020100000258000001B5F08401968C58375C.png" xlink:type="simple" xlink:show="embed" xlink:actuate="onLoad">
            <text:p/>
          </draw:image>
        </draw:frame>
        <draw:frame draw:style-name="gr7" draw:text-style-name="P4" draw:layer="layout" svg:width="1.58cm" svg:height="1.059cm" svg:x="4.52cm" svg:y="24.4cm">
          <draw:image xlink:href="Pictures/1000020100000258000001B5F08401968C58375C.png" xlink:type="simple" xlink:show="embed" xlink:actuate="onLoad">
            <text:p/>
          </draw:image>
        </draw:frame>
        <draw:frame draw:style-name="gr6" draw:text-style-name="P4" draw:layer="layout" svg:width="1.58cm" svg:height="1.059cm" svg:x="7.4cm" svg:y="23.741cm">
          <draw:image xlink:href="Pictures/1000020100000258000001B5F08401968C58375C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8.466cm" svg:height="5.643cm" svg:x="1.6cm" svg:y="1.557cm">
          <draw:image xlink:href="Pictures/100002010000012C000000C81F08828561CCDD6C.png" xlink:type="simple" xlink:show="embed" xlink:actuate="onLoad">
            <text:p text:style-name="P1"/>
          </draw:image>
        </draw:frame>
        <draw:g>
          <draw:frame draw:style-name="gr1" draw:text-style-name="P1" draw:layer="layout" svg:width="8.466cm" svg:height="5.643cm" svg:x="1.434cm" svg:y="8cm">
            <draw:image xlink:href="Pictures/100002010000012C000000C81F08828561CCDD6C.png" xlink:type="simple" xlink:show="embed" xlink:actuate="onLoad">
              <text:p/>
            </draw:image>
          </draw:frame>
          <draw:frame draw:style-name="gr1" draw:text-style-name="P4" draw:layer="layout" svg:width="1.831cm" svg:height="1.337cm" svg:x="1.669cm" svg:y="9.263cm">
            <draw:image xlink:href="Pictures/1000020100000258000001B5F08401968C58375C.png" xlink:type="simple" xlink:show="embed" xlink:actuate="onLoad">
              <text:p text:style-name="P4"><text:s text:c="3"/>1</text:p>
            </draw:image>
          </draw:frame>
          <draw:frame draw:style-name="gr9" draw:text-style-name="P4" draw:layer="layout" svg:width="1.829cm" svg:height="1.337cm" svg:x="4.471cm" svg:y="9.563cm">
            <draw:image xlink:href="Pictures/1000020100000258000001B5F08401968C58375C.png" xlink:type="simple" xlink:show="embed" xlink:actuate="onLoad">
              <text:p text:style-name="P4"><text:s text:c="3"/>3</text:p>
            </draw:image>
          </draw:frame>
          <draw:frame draw:style-name="gr10" draw:text-style-name="P4" draw:layer="layout" svg:width="1.83cm" svg:height="1.337cm" svg:x="3.57cm" svg:y="8.4cm">
            <draw:image xlink:href="Pictures/1000020100000258000001B5F08401968C58375C.png" xlink:type="simple" xlink:show="embed" xlink:actuate="onLoad">
              <text:p text:style-name="P4"><text:s text:c="2"/>2</text:p>
            </draw:image>
          </draw:frame>
          <draw:frame draw:style-name="gr11" draw:text-style-name="P4" draw:layer="layout" svg:width="1.831cm" svg:height="1.337cm" svg:x="6.3cm" svg:y="8.263cm">
            <draw:image xlink:href="Pictures/1000020100000258000001B5F08401968C58375C.png" xlink:type="simple" xlink:show="embed" xlink:actuate="onLoad">
              <text:p text:style-name="P4"><text:s text:c="3"/>4</text:p>
            </draw:image>
          </draw:frame>
          <draw:frame draw:style-name="gr12" draw:text-style-name="P4" draw:layer="layout" svg:width="1.83cm" svg:height="1.337cm" svg:x="7.37cm" svg:y="9.263cm">
            <draw:image xlink:href="Pictures/1000020100000258000001B5F08401968C58375C.png" xlink:type="simple" xlink:show="embed" xlink:actuate="onLoad">
              <text:p text:style-name="P4"><text:s text:c="2"/>5</text:p>
            </draw:image>
          </draw:frame>
          <draw:frame draw:style-name="gr11" draw:text-style-name="P4" draw:layer="layout" svg:width="1.83cm" svg:height="1.337cm" svg:x="1.7cm" svg:y="11.6cm">
            <draw:image xlink:href="Pictures/1000020100000258000001B5F08401968C58375C.png" xlink:type="simple" xlink:show="embed" xlink:actuate="onLoad">
              <text:p text:style-name="P4"><text:s text:c="2"/>6</text:p>
            </draw:image>
          </draw:frame>
          <draw:frame draw:style-name="gr12" draw:text-style-name="P4" draw:layer="layout" svg:width="1.83cm" svg:height="1.338cm" svg:x="3.5cm" svg:y="10.8cm">
            <draw:image xlink:href="Pictures/1000020100000258000001B5F08401968C58375C.png" xlink:type="simple" xlink:show="embed" xlink:actuate="onLoad">
              <text:p text:style-name="P4"><text:s text:c="3"/>7</text:p>
            </draw:image>
          </draw:frame>
          <draw:frame draw:style-name="gr9" draw:text-style-name="P4" draw:layer="layout" svg:width="1.831cm" svg:height="1.338cm" svg:x="6.369cm" svg:y="10.7cm">
            <draw:image xlink:href="Pictures/1000020100000258000001B5F08401968C58375C.png" xlink:type="simple" xlink:show="embed" xlink:actuate="onLoad">
              <text:p text:style-name="P4"><text:s text:c="3"/>9</text:p>
            </draw:image>
          </draw:frame>
          <draw:frame draw:style-name="gr11" draw:text-style-name="P4" draw:layer="layout" svg:width="1.83cm" svg:height="1.337cm" svg:x="4.5cm" svg:y="11.763cm">
            <draw:image xlink:href="Pictures/1000020100000258000001B5F08401968C58375C.png" xlink:type="simple" xlink:show="embed" xlink:actuate="onLoad">
              <text:p text:style-name="P4"><text:s text:c="3"/>8</text:p>
            </draw:image>
          </draw:frame>
          <draw:frame draw:style-name="gr10" draw:text-style-name="P5" draw:layer="layout" svg:width="1.83cm" svg:height="1.337cm" svg:x="7.57cm" svg:y="11.763cm">
            <draw:image xlink:href="Pictures/1000020100000258000001B5F08401968C58375C.png" xlink:type="simple" xlink:show="embed" xlink:actuate="onLoad">
              <text:p text:style-name="P4"><text:span text:style-name="T1"><text:s text:c="3"/></text:span><text:span text:style-name="T1">10</text:span></text:p>
            </draw:image>
          </draw:frame>
        </draw:g>
        <draw:g>
          <draw:frame draw:style-name="gr1" draw:text-style-name="P1" draw:layer="layout" svg:width="8.466cm" svg:height="5.643cm" svg:x="1.7cm" svg:y="14.157cm">
            <draw:image xlink:href="Pictures/100002010000012C000000C81F08828561CCDD6C.png" xlink:type="simple" xlink:show="embed" xlink:actuate="onLoad">
              <text:p/>
            </draw:image>
          </draw:frame>
          <draw:frame draw:style-name="gr1" draw:text-style-name="P4" draw:layer="layout" svg:width="1.831cm" svg:height="1.337cm" svg:x="1.935cm" svg:y="15.42cm">
            <draw:image xlink:href="Pictures/1000020100000258000001B5F08401968C58375C.png" xlink:type="simple" xlink:show="embed" xlink:actuate="onLoad">
              <text:p text:style-name="P4"><text:s text:c="3"/>1</text:p>
            </draw:image>
          </draw:frame>
          <draw:frame draw:style-name="gr9" draw:text-style-name="P4" draw:layer="layout" svg:width="1.829cm" svg:height="1.337cm" svg:x="4.737cm" svg:y="15.72cm">
            <draw:image xlink:href="Pictures/1000020100000258000001B5F08401968C58375C.png" xlink:type="simple" xlink:show="embed" xlink:actuate="onLoad">
              <text:p text:style-name="P4"><text:s text:c="3"/>3</text:p>
            </draw:image>
          </draw:frame>
          <draw:frame draw:style-name="gr10" draw:text-style-name="P4" draw:layer="layout" svg:width="1.83cm" svg:height="1.337cm" svg:x="3.836cm" svg:y="14.557cm">
            <draw:image xlink:href="Pictures/1000020100000258000001B5F08401968C58375C.png" xlink:type="simple" xlink:show="embed" xlink:actuate="onLoad">
              <text:p text:style-name="P4"><text:s text:c="2"/>2</text:p>
            </draw:image>
          </draw:frame>
          <draw:frame draw:style-name="gr11" draw:text-style-name="P4" draw:layer="layout" svg:width="1.831cm" svg:height="1.337cm" svg:x="6.566cm" svg:y="14.42cm">
            <draw:image xlink:href="Pictures/1000020100000258000001B5F08401968C58375C.png" xlink:type="simple" xlink:show="embed" xlink:actuate="onLoad">
              <text:p text:style-name="P4"><text:s text:c="3"/>4</text:p>
            </draw:image>
          </draw:frame>
          <draw:frame draw:style-name="gr12" draw:text-style-name="P4" draw:layer="layout" svg:width="1.83cm" svg:height="1.337cm" svg:x="7.636cm" svg:y="15.42cm">
            <draw:image xlink:href="Pictures/1000020100000258000001B5F08401968C58375C.png" xlink:type="simple" xlink:show="embed" xlink:actuate="onLoad">
              <text:p text:style-name="P4"><text:s text:c="2"/>5</text:p>
            </draw:image>
          </draw:frame>
          <draw:frame draw:style-name="gr11" draw:text-style-name="P4" draw:layer="layout" svg:width="1.83cm" svg:height="1.337cm" svg:x="1.966cm" svg:y="17.757cm">
            <draw:image xlink:href="Pictures/1000020100000258000001B5F08401968C58375C.png" xlink:type="simple" xlink:show="embed" xlink:actuate="onLoad">
              <text:p text:style-name="P4"><text:s text:c="2"/>6</text:p>
            </draw:image>
          </draw:frame>
          <draw:frame draw:style-name="gr12" draw:text-style-name="P4" draw:layer="layout" svg:width="1.83cm" svg:height="1.338cm" svg:x="3.766cm" svg:y="16.957cm">
            <draw:image xlink:href="Pictures/1000020100000258000001B5F08401968C58375C.png" xlink:type="simple" xlink:show="embed" xlink:actuate="onLoad">
              <text:p text:style-name="P4"><text:s text:c="3"/>7</text:p>
            </draw:image>
          </draw:frame>
          <draw:frame draw:style-name="gr9" draw:text-style-name="P4" draw:layer="layout" svg:width="1.831cm" svg:height="1.338cm" svg:x="6.635cm" svg:y="16.857cm">
            <draw:image xlink:href="Pictures/1000020100000258000001B5F08401968C58375C.png" xlink:type="simple" xlink:show="embed" xlink:actuate="onLoad">
              <text:p text:style-name="P4"><text:s text:c="3"/>9</text:p>
            </draw:image>
          </draw:frame>
          <draw:frame draw:style-name="gr11" draw:text-style-name="P4" draw:layer="layout" svg:width="1.83cm" svg:height="1.337cm" svg:x="4.766cm" svg:y="17.92cm">
            <draw:image xlink:href="Pictures/1000020100000258000001B5F08401968C58375C.png" xlink:type="simple" xlink:show="embed" xlink:actuate="onLoad">
              <text:p text:style-name="P4"><text:s text:c="3"/>8</text:p>
            </draw:image>
          </draw:frame>
        </draw:g>
        <draw:g>
          <draw:frame draw:style-name="gr1" draw:text-style-name="P1" draw:layer="layout" svg:width="8.466cm" svg:height="5.643cm" svg:x="1.734cm" svg:y="20.657cm">
            <draw:image xlink:href="Pictures/100002010000012C000000C81F08828561CCDD6C.png" xlink:type="simple" xlink:show="embed" xlink:actuate="onLoad">
              <text:p/>
            </draw:image>
          </draw:frame>
          <draw:frame draw:style-name="gr1" draw:text-style-name="P4" draw:layer="layout" svg:width="1.831cm" svg:height="1.337cm" svg:x="1.969cm" svg:y="21.92cm">
            <draw:image xlink:href="Pictures/1000020100000258000001B5F08401968C58375C.png" xlink:type="simple" xlink:show="embed" xlink:actuate="onLoad">
              <text:p text:style-name="P4"><text:s text:c="3"/>1</text:p>
            </draw:image>
          </draw:frame>
          <draw:frame draw:style-name="gr9" draw:text-style-name="P4" draw:layer="layout" svg:width="1.829cm" svg:height="1.337cm" svg:x="4.771cm" svg:y="22.22cm">
            <draw:image xlink:href="Pictures/1000020100000258000001B5F08401968C58375C.png" xlink:type="simple" xlink:show="embed" xlink:actuate="onLoad">
              <text:p text:style-name="P4"><text:s text:c="3"/>3</text:p>
            </draw:image>
          </draw:frame>
          <draw:frame draw:style-name="gr10" draw:text-style-name="P4" draw:layer="layout" svg:width="1.83cm" svg:height="1.337cm" svg:x="3.87cm" svg:y="21.057cm">
            <draw:image xlink:href="Pictures/1000020100000258000001B5F08401968C58375C.png" xlink:type="simple" xlink:show="embed" xlink:actuate="onLoad">
              <text:p text:style-name="P4"><text:s text:c="2"/>2</text:p>
            </draw:image>
          </draw:frame>
          <draw:frame draw:style-name="gr11" draw:text-style-name="P4" draw:layer="layout" svg:width="1.831cm" svg:height="1.337cm" svg:x="6.6cm" svg:y="20.92cm">
            <draw:image xlink:href="Pictures/1000020100000258000001B5F08401968C58375C.png" xlink:type="simple" xlink:show="embed" xlink:actuate="onLoad">
              <text:p text:style-name="P4"><text:s text:c="3"/>4</text:p>
            </draw:image>
          </draw:frame>
          <draw:frame draw:style-name="gr12" draw:text-style-name="P4" draw:layer="layout" svg:width="1.83cm" svg:height="1.337cm" svg:x="7.67cm" svg:y="21.92cm">
            <draw:image xlink:href="Pictures/1000020100000258000001B5F08401968C58375C.png" xlink:type="simple" xlink:show="embed" xlink:actuate="onLoad">
              <text:p text:style-name="P4"><text:s text:c="2"/>5</text:p>
            </draw:image>
          </draw:frame>
          <draw:frame draw:style-name="gr11" draw:text-style-name="P4" draw:layer="layout" svg:width="1.83cm" svg:height="1.337cm" svg:x="2cm" svg:y="24.257cm">
            <draw:image xlink:href="Pictures/1000020100000258000001B5F08401968C58375C.png" xlink:type="simple" xlink:show="embed" xlink:actuate="onLoad">
              <text:p text:style-name="P4"><text:s text:c="2"/>6</text:p>
            </draw:image>
          </draw:frame>
          <draw:frame draw:style-name="gr12" draw:text-style-name="P4" draw:layer="layout" svg:width="1.83cm" svg:height="1.338cm" svg:x="4.1cm" svg:y="23.762cm">
            <draw:image xlink:href="Pictures/1000020100000258000001B5F08401968C58375C.png" xlink:type="simple" xlink:show="embed" xlink:actuate="onLoad">
              <text:p text:style-name="P4"><text:s text:c="3"/>7</text:p>
            </draw:image>
          </draw:frame>
          <draw:frame draw:style-name="gr11" draw:text-style-name="P4" draw:layer="layout" svg:width="1.83cm" svg:height="1.337cm" svg:x="6.2cm" svg:y="24.063cm">
            <draw:image xlink:href="Pictures/1000020100000258000001B5F08401968C58375C.png" xlink:type="simple" xlink:show="embed" xlink:actuate="onLoad">
              <text:p text:style-name="P4"><text:s text:c="3"/>8</text:p>
            </draw:image>
          </draw:frame>
        </draw:g>
        <draw:g>
          <draw:frame draw:style-name="gr1" draw:text-style-name="P1" draw:layer="layout" svg:width="8.466cm" svg:height="5.643cm" svg:x="11.3cm" svg:y="2.2cm">
            <draw:image xlink:href="Pictures/100002010000012C000000C81F08828561CCDD6C.png" xlink:type="simple" xlink:show="embed" xlink:actuate="onLoad">
              <text:p/>
            </draw:image>
          </draw:frame>
          <draw:frame draw:style-name="gr1" draw:text-style-name="P4" draw:layer="layout" svg:width="1.831cm" svg:height="1.337cm" svg:x="11.535cm" svg:y="3.463cm">
            <draw:image xlink:href="Pictures/1000020100000258000001B5F08401968C58375C.png" xlink:type="simple" xlink:show="embed" xlink:actuate="onLoad">
              <text:p text:style-name="P4"><text:s text:c="3"/>1</text:p>
            </draw:image>
          </draw:frame>
          <draw:frame draw:style-name="gr9" draw:text-style-name="P4" draw:layer="layout" svg:width="1.829cm" svg:height="1.337cm" svg:x="15cm" svg:y="4.163cm">
            <draw:image xlink:href="Pictures/1000020100000258000001B5F08401968C58375C.png" xlink:type="simple" xlink:show="embed" xlink:actuate="onLoad">
              <text:p text:style-name="P4"><text:s text:c="3"/>3</text:p>
            </draw:image>
          </draw:frame>
          <draw:frame draw:style-name="gr10" draw:text-style-name="P4" draw:layer="layout" svg:width="1.83cm" svg:height="1.337cm" svg:x="14.1cm" svg:y="2.6cm">
            <draw:image xlink:href="Pictures/1000020100000258000001B5F08401968C58375C.png" xlink:type="simple" xlink:show="embed" xlink:actuate="onLoad">
              <text:p text:style-name="P4"><text:s text:c="2"/>2</text:p>
            </draw:image>
          </draw:frame>
          <draw:frame draw:style-name="gr11" draw:text-style-name="P4" draw:layer="layout" svg:width="1.831cm" svg:height="1.337cm" svg:x="17.069cm" svg:y="2.863cm">
            <draw:image xlink:href="Pictures/1000020100000258000001B5F08401968C58375C.png" xlink:type="simple" xlink:show="embed" xlink:actuate="onLoad">
              <text:p text:style-name="P4"><text:s text:c="3"/>4</text:p>
            </draw:image>
          </draw:frame>
          <draw:frame draw:style-name="gr12" draw:text-style-name="P4" draw:layer="layout" svg:width="1.83cm" svg:height="1.337cm" svg:x="11.87cm" svg:y="5.363cm">
            <draw:image xlink:href="Pictures/1000020100000258000001B5F08401968C58375C.png" xlink:type="simple" xlink:show="embed" xlink:actuate="onLoad">
              <text:p text:style-name="P4"><text:s text:c="2"/>5</text:p>
            </draw:image>
          </draw:frame>
          <draw:frame draw:style-name="gr11" draw:text-style-name="P4" draw:layer="layout" svg:width="1.83cm" svg:height="1.337cm" svg:x="14.57cm" svg:y="5.763cm">
            <draw:image xlink:href="Pictures/1000020100000258000001B5F08401968C58375C.png" xlink:type="simple" xlink:show="embed" xlink:actuate="onLoad">
              <text:p text:style-name="P4"><text:s text:c="2"/>6</text:p>
            </draw:image>
          </draw:frame>
          <draw:frame draw:style-name="gr12" draw:text-style-name="P4" draw:layer="layout" svg:width="1.83cm" svg:height="1.338cm" svg:x="17.2cm" svg:y="5.562cm">
            <draw:image xlink:href="Pictures/1000020100000258000001B5F08401968C58375C.png" xlink:type="simple" xlink:show="embed" xlink:actuate="onLoad">
              <text:p text:style-name="P4"><text:s text:c="3"/>7</text:p>
            </draw:image>
          </draw:frame>
        </draw:g>
        <draw:g>
          <draw:frame draw:style-name="gr1" draw:text-style-name="P1" draw:layer="layout" svg:width="8.466cm" svg:height="5.643cm" svg:x="11.3cm" svg:y="8.357cm">
            <draw:image xlink:href="Pictures/100002010000012C000000C81F08828561CCDD6C.png" xlink:type="simple" xlink:show="embed" xlink:actuate="onLoad">
              <text:p/>
            </draw:image>
          </draw:frame>
          <draw:frame draw:style-name="gr1" draw:text-style-name="P4" draw:layer="layout" svg:width="1.98cm" svg:height="1.498cm" svg:x="11.6cm" svg:y="9.302cm">
            <draw:image xlink:href="Pictures/1000020100000258000001B5F08401968C58375C.png" xlink:type="simple" xlink:show="embed" xlink:actuate="onLoad">
              <text:p text:style-name="P4"><text:s text:c="3"/>1</text:p>
            </draw:image>
          </draw:frame>
          <draw:frame draw:style-name="gr9" draw:text-style-name="P4" draw:layer="layout" svg:width="1.978cm" svg:height="1.498cm" svg:x="16.522cm" svg:y="9.002cm">
            <draw:image xlink:href="Pictures/1000020100000258000001B5F08401968C58375C.png" xlink:type="simple" xlink:show="embed" xlink:actuate="onLoad">
              <text:p text:style-name="P4"><text:s text:c="3"/>3</text:p>
            </draw:image>
          </draw:frame>
          <draw:frame draw:style-name="gr10" draw:text-style-name="P4" draw:layer="layout" svg:width="1.979cm" svg:height="1.498cm" svg:x="14.121cm" svg:y="8.9cm">
            <draw:image xlink:href="Pictures/1000020100000258000001B5F08401968C58375C.png" xlink:type="simple" xlink:show="embed" xlink:actuate="onLoad">
              <text:p text:style-name="P4"><text:s text:c="2"/>2</text:p>
            </draw:image>
          </draw:frame>
          <draw:frame draw:style-name="gr11" draw:text-style-name="P4" draw:layer="layout" svg:width="1.98cm" svg:height="1.498cm" svg:x="11.82cm" svg:y="12cm">
            <draw:image xlink:href="Pictures/1000020100000258000001B5F08401968C58375C.png" xlink:type="simple" xlink:show="embed" xlink:actuate="onLoad">
              <text:p text:style-name="P4"><text:s text:c="3"/>4</text:p>
            </draw:image>
          </draw:frame>
          <draw:frame draw:style-name="gr12" draw:text-style-name="P4" draw:layer="layout" svg:width="1.979cm" svg:height="1.499cm" svg:x="14.321cm" svg:y="11.6cm">
            <draw:image xlink:href="Pictures/1000020100000258000001B5F08401968C58375C.png" xlink:type="simple" xlink:show="embed" xlink:actuate="onLoad">
              <text:p text:style-name="P4"><text:s text:c="2"/>5</text:p>
            </draw:image>
          </draw:frame>
          <draw:frame draw:style-name="gr11" draw:text-style-name="P4" draw:layer="layout" svg:width="1.979cm" svg:height="1.498cm" svg:x="16.921cm" svg:y="11.302cm">
            <draw:image xlink:href="Pictures/1000020100000258000001B5F08401968C58375C.png" xlink:type="simple" xlink:show="embed" xlink:actuate="onLoad">
              <text:p text:style-name="P4"><text:s text:c="2"/>6</text:p>
            </draw:image>
          </draw:frame>
        </draw:g>
        <draw:g>
          <draw:frame draw:style-name="gr1" draw:text-style-name="P1" draw:layer="layout" svg:width="8.466cm" svg:height="5.643cm" svg:x="11.4cm" svg:y="15.157cm">
            <draw:image xlink:href="Pictures/100002010000012C000000C81F08828561CCDD6C.png" xlink:type="simple" xlink:show="embed" xlink:actuate="onLoad">
              <text:p/>
            </draw:image>
          </draw:frame>
          <draw:frame draw:style-name="gr1" draw:text-style-name="P4" draw:layer="layout" svg:width="2.238cm" svg:height="1.694cm" svg:x="11.7cm" svg:y="15.906cm">
            <draw:image xlink:href="Pictures/1000020100000258000001B5F08401968C58375C.png" xlink:type="simple" xlink:show="embed" xlink:actuate="onLoad">
              <text:p text:style-name="P4"><text:s text:c="3"/>1</text:p>
            </draw:image>
          </draw:frame>
          <draw:frame draw:style-name="gr9" draw:text-style-name="P4" draw:layer="layout" svg:width="2.236cm" svg:height="1.694cm" svg:x="17.1cm" svg:y="15.606cm">
            <draw:image xlink:href="Pictures/1000020100000258000001B5F08401968C58375C.png" xlink:type="simple" xlink:show="embed" xlink:actuate="onLoad">
              <text:p text:style-name="P4"><text:s text:c="3"/>3</text:p>
            </draw:image>
          </draw:frame>
          <draw:frame draw:style-name="gr10" draw:text-style-name="P4" draw:layer="layout" svg:width="2.237cm" svg:height="1.693cm" svg:x="14.563cm" svg:y="15.907cm">
            <draw:image xlink:href="Pictures/1000020100000258000001B5F08401968C58375C.png" xlink:type="simple" xlink:show="embed" xlink:actuate="onLoad">
              <text:p text:style-name="P4"><text:s text:c="2"/>2</text:p>
            </draw:image>
          </draw:frame>
          <draw:frame draw:style-name="gr11" draw:text-style-name="P4" draw:layer="layout" svg:width="2.238cm" svg:height="1.693cm" svg:x="12.8cm" svg:y="18.407cm">
            <draw:image xlink:href="Pictures/1000020100000258000001B5F08401968C58375C.png" xlink:type="simple" xlink:show="embed" xlink:actuate="onLoad">
              <text:p text:style-name="P4"><text:s text:c="3"/>4</text:p>
            </draw:image>
          </draw:frame>
          <draw:frame draw:style-name="gr12" draw:text-style-name="P4" draw:layer="layout" svg:width="2.237cm" svg:height="1.695cm" svg:x="15.963cm" svg:y="18.205cm">
            <draw:image xlink:href="Pictures/1000020100000258000001B5F08401968C58375C.png" xlink:type="simple" xlink:show="embed" xlink:actuate="onLoad">
              <text:p text:style-name="P4"><text:s text:c="2"/>5</text:p>
            </draw:image>
          </draw:frame>
        </draw:g>
        <draw:g>
          <draw:frame draw:style-name="gr1" draw:text-style-name="P1" draw:layer="layout" svg:width="8.466cm" svg:height="5.643cm" svg:x="11.534cm" svg:y="21.1cm">
            <draw:image xlink:href="Pictures/100002010000012C000000C81F08828561CCDD6C.png" xlink:type="simple" xlink:show="embed" xlink:actuate="onLoad">
              <text:p/>
            </draw:image>
          </draw:frame>
          <draw:frame draw:style-name="gr1" draw:text-style-name="P4" draw:layer="layout" svg:width="2.238cm" svg:height="1.694cm" svg:x="11.834cm" svg:y="21.849cm">
            <draw:image xlink:href="Pictures/1000020100000258000001B5F08401968C58375C.png" xlink:type="simple" xlink:show="embed" xlink:actuate="onLoad">
              <text:p text:style-name="P4"><text:s text:c="3"/>1</text:p>
            </draw:image>
          </draw:frame>
          <draw:frame draw:style-name="gr9" draw:text-style-name="P4" draw:layer="layout" svg:width="2.236cm" svg:height="1.694cm" svg:x="17.234cm" svg:y="21.549cm">
            <draw:image xlink:href="Pictures/1000020100000258000001B5F08401968C58375C.png" xlink:type="simple" xlink:show="embed" xlink:actuate="onLoad">
              <text:p text:style-name="P4"><text:s text:c="3"/>3</text:p>
            </draw:image>
          </draw:frame>
          <draw:frame draw:style-name="gr10" draw:text-style-name="P4" draw:layer="layout" svg:width="2.237cm" svg:height="1.693cm" svg:x="14.697cm" svg:y="21.85cm">
            <draw:image xlink:href="Pictures/1000020100000258000001B5F08401968C58375C.png" xlink:type="simple" xlink:show="embed" xlink:actuate="onLoad">
              <text:p text:style-name="P4"><text:s text:c="2"/>2</text:p>
            </draw:image>
          </draw:frame>
          <draw:frame draw:style-name="gr11" draw:text-style-name="P4" draw:layer="layout" svg:width="2.238cm" svg:height="1.693cm" svg:x="14.5cm" svg:y="24.307cm">
            <draw:image xlink:href="Pictures/1000020100000258000001B5F08401968C58375C.png" xlink:type="simple" xlink:show="embed" xlink:actuate="onLoad">
              <text:p text:style-name="P4"><text:s text:c="3"/>4</text:p>
            </draw:image>
          </draw:frame>
        </draw:g>
      </draw:page>
      <draw:page draw:name="page4" draw:style-name="dp1" draw:master-page-name="Default">
        <draw:g>
          <draw:frame draw:style-name="gr1" draw:text-style-name="P1" draw:layer="layout" svg:width="8.466cm" svg:height="5.643cm" svg:x="2.034cm" svg:y="2.6cm">
            <draw:image xlink:href="Pictures/100002010000012C000000C81F08828561CCDD6C.png" xlink:type="simple" xlink:show="embed" xlink:actuate="onLoad">
              <text:p/>
            </draw:image>
          </draw:frame>
          <draw:frame draw:style-name="gr1" draw:text-style-name="P4" draw:layer="layout" svg:width="2.395cm" svg:height="2.082cm" svg:x="2.23cm" svg:y="3.969cm">
            <draw:image xlink:href="Pictures/1000020100000258000001B5F08401968C58375C.png" xlink:type="simple" xlink:show="embed" xlink:actuate="onLoad">
              <text:p text:style-name="P4"><text:s text:c="3"/>1</text:p>
            </draw:image>
          </draw:frame>
          <draw:frame draw:style-name="gr9" draw:text-style-name="P4" draw:layer="layout" svg:width="2.392cm" svg:height="2.082cm" svg:x="7.5cm" svg:y="3.9cm">
            <draw:image xlink:href="Pictures/1000020100000258000001B5F08401968C58375C.png" xlink:type="simple" xlink:show="embed" xlink:actuate="onLoad">
              <text:p text:style-name="P4"><text:s text:c="3"/>3</text:p>
            </draw:image>
          </draw:frame>
          <draw:frame draw:style-name="gr10" draw:text-style-name="P4" draw:layer="layout" svg:width="2.394cm" svg:height="2.081cm" svg:x="4.806cm" svg:y="3.9cm">
            <draw:image xlink:href="Pictures/1000020100000258000001B5F08401968C58375C.png" xlink:type="simple" xlink:show="embed" xlink:actuate="onLoad">
              <text:p text:style-name="P4"><text:s text:c="2"/>2</text:p>
            </draw:image>
          </draw:frame>
        </draw:g>
        <draw:g>
          <draw:frame draw:style-name="gr1" draw:text-style-name="P1" draw:layer="layout" svg:width="8.466cm" svg:height="5.643cm" svg:x="2.035cm" svg:y="2.602cm">
            <draw:image xlink:href="Pictures/100002010000012C000000C81F08828561CCDD6C.png" xlink:type="simple" xlink:show="embed" xlink:actuate="onLoad">
              <text:p/>
            </draw:image>
          </draw:frame>
          <draw:frame draw:style-name="gr1" draw:text-style-name="P4" draw:layer="layout" svg:width="2.395cm" svg:height="2.082cm" svg:x="2.231cm" svg:y="3.971cm">
            <draw:image xlink:href="Pictures/1000020100000258000001B5F08401968C58375C.png" xlink:type="simple" xlink:show="embed" xlink:actuate="onLoad">
              <text:p text:style-name="P4"><text:s text:c="3"/>1</text:p>
            </draw:image>
          </draw:frame>
          <draw:frame draw:style-name="gr9" draw:text-style-name="P4" draw:layer="layout" svg:width="2.392cm" svg:height="2.082cm" svg:x="7.501cm" svg:y="3.902cm">
            <draw:image xlink:href="Pictures/1000020100000258000001B5F08401968C58375C.png" xlink:type="simple" xlink:show="embed" xlink:actuate="onLoad">
              <text:p text:style-name="P4"><text:s text:c="3"/>3</text:p>
            </draw:image>
          </draw:frame>
          <draw:frame draw:style-name="gr10" draw:text-style-name="P4" draw:layer="layout" svg:width="2.394cm" svg:height="2.081cm" svg:x="4.807cm" svg:y="3.902cm">
            <draw:image xlink:href="Pictures/1000020100000258000001B5F08401968C58375C.png" xlink:type="simple" xlink:show="embed" xlink:actuate="onLoad">
              <text:p text:style-name="P4"><text:s text:c="2"/>2</text:p>
            </draw:image>
          </draw:frame>
        </draw:g>
        <draw:g>
          <draw:frame draw:style-name="gr1" draw:text-style-name="P1" draw:layer="layout" svg:width="8.466cm" svg:height="5.643cm" svg:x="1.734cm" svg:y="9.8cm">
            <draw:image xlink:href="Pictures/100002010000012C000000C81F08828561CCDD6C.png" xlink:type="simple" xlink:show="embed" xlink:actuate="onLoad">
              <text:p/>
            </draw:image>
          </draw:frame>
          <draw:frame draw:style-name="gr1" draw:text-style-name="P4" draw:layer="layout" svg:width="2.78cm" svg:height="2.856cm" svg:x="2.32cm" svg:y="11.144cm">
            <draw:image xlink:href="Pictures/1000020100000258000001B5F08401968C58375C.png" xlink:type="simple" xlink:show="embed" xlink:actuate="onLoad">
              <text:p text:style-name="P4"><text:s text:c="3"/>1</text:p>
            </draw:image>
          </draw:frame>
          <draw:frame draw:style-name="gr10" draw:text-style-name="P4" draw:layer="layout" svg:width="2.779cm" svg:height="2.855cm" svg:x="6.121cm" svg:y="11.045cm">
            <draw:image xlink:href="Pictures/1000020100000258000001B5F08401968C58375C.png" xlink:type="simple" xlink:show="embed" xlink:actuate="onLoad">
              <text:p text:style-name="P4"><text:s text:c="2"/>2</text:p>
            </draw:image>
          </draw:frame>
        </draw:g>
        <draw:g>
          <draw:frame draw:style-name="gr1" draw:text-style-name="P1" draw:layer="layout" svg:width="8.466cm" svg:height="5.643cm" svg:x="11.4cm" svg:y="7.257cm">
            <draw:image xlink:href="Pictures/100002010000012C000000C81F08828561CCDD6C.png" xlink:type="simple" xlink:show="embed" xlink:actuate="onLoad">
              <text:p/>
            </draw:image>
          </draw:frame>
          <draw:frame draw:style-name="gr1" draw:text-style-name="P4" draw:layer="layout" svg:width="2.78cm" svg:height="2.856cm" svg:x="14.02cm" svg:y="8.644cm">
            <draw:image xlink:href="Pictures/1000020100000258000001B5F08401968C58375C.png" xlink:type="simple" xlink:show="embed" xlink:actuate="onLoad">
              <text:p text:style-name="P4"><text:s text:c="3"/>1</text:p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7:06:16.949852289</meta:creation-date>
    <meta:generator>LibreOffice/5.1.6.2$Linux_X86_64 LibreOffice_project/10m0$Build-2</meta:generator>
    <dc:date>2017-08-30T00:46:26.655170476</dc:date>
    <meta:editing-duration>PT7H8M41S</meta:editing-duration>
    <meta:editing-cycles>1</meta:editing-cycles>
    <meta:document-statistic meta:object-count="211"/>
  </office:meta>
</office:document-meta>
</file>